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7cm" svg:height="9.005cm" svg:x="6.746cm" svg:y="1.35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09cm" svg:height="8.341cm" svg:x="8.508cm" svg:y="10.465cm">
            <draw:object draw:notify-on-update-of-ranges="Аркуш1.A1:Аркуш1.A1 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 text:c="2"/>BAKTERIE</text:p>
          </table:table-cell>
          <table:table-cell office:value-type="string" calcext:value-type="string">
            <text:p><text:s text:c="2"/>PEŁZACZ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788" calcext:value-type="float">
            <text:p>1578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431" calcext:value-type="float">
            <text:p>2543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621" calcext:value-type="float">
            <text:p>396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0507" calcext:value-type="float">
            <text:p>6050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1014" calcext:value-type="float">
            <text:p>9101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33682" calcext:value-type="float">
            <text:p>13368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95878" calcext:value-type="float">
            <text:p>195878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270937" calcext:value-type="float">
            <text:p>270937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370123" calcext:value-type="float">
            <text:p>370123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456607" calcext:value-type="float">
            <text:p>456607</text:p>
          </table:table-cell>
          <table:table-cell office:value-type="float" office:value="18482" calcext:value-type="float">
            <text:p>18482</text:p>
          </table:table-cell>
        </table:table-row>
        <table:table-row table:style-name="ro1">
          <table:table-cell office:value-type="float" office:value="545731" calcext:value-type="float">
            <text:p>545731</text:p>
          </table:table-cell>
          <table:table-cell office:value-type="float" office:value="46816" calcext:value-type="float">
            <text:p>46816</text:p>
          </table:table-cell>
        </table:table-row>
        <table:table-row table:style-name="ro1">
          <table:table-cell office:value-type="float" office:value="397244" calcext:value-type="float">
            <text:p>397244</text:p>
          </table:table-cell>
          <table:table-cell office:value-type="float" office:value="77145" calcext:value-type="float">
            <text:p>77145</text:p>
          </table:table-cell>
        </table:table-row>
        <table:table-row table:style-name="ro1">
          <table:table-cell office:value-type="float" office:value="398282" calcext:value-type="float">
            <text:p>398282</text:p>
          </table:table-cell>
          <table:table-cell office:value-type="float" office:value="167911" calcext:value-type="float">
            <text:p>167911</text:p>
          </table:table-cell>
        </table:table-row>
        <table:table-row table:style-name="ro1">
          <table:table-cell office:value-type="float" office:value="318911" calcext:value-type="float">
            <text:p>318911</text:p>
          </table:table-cell>
          <table:table-cell office:value-type="float" office:value="208569" calcext:value-type="float">
            <text:p>208569</text:p>
          </table:table-cell>
        </table:table-row>
        <table:table-row table:style-name="ro1">
          <table:table-cell office:value-type="float" office:value="149003" calcext:value-type="float">
            <text:p>149003</text:p>
          </table:table-cell>
          <table:table-cell office:value-type="float" office:value="267965" calcext:value-type="float">
            <text:p>267965</text:p>
          </table:table-cell>
        </table:table-row>
        <table:table-row table:style-name="ro1">
          <table:table-cell office:value-type="float" office:value="129747" calcext:value-type="float">
            <text:p>129747</text:p>
          </table:table-cell>
          <table:table-cell office:value-type="float" office:value="260209" calcext:value-type="float">
            <text:p>260209</text:p>
          </table:table-cell>
        </table:table-row>
        <table:table-row table:style-name="ro1">
          <table:table-cell office:value-type="float" office:value="76822" calcext:value-type="float">
            <text:p>76822</text:p>
          </table:table-cell>
          <table:table-cell office:value-type="float" office:value="225471" calcext:value-type="float">
            <text:p>225471</text:p>
          </table:table-cell>
        </table:table-row>
        <table:table-row table:style-name="ro1">
          <table:table-cell office:value-type="float" office:value="35330" calcext:value-type="float">
            <text:p>35330</text:p>
          </table:table-cell>
          <table:table-cell office:value-type="float" office:value="161530" calcext:value-type="float">
            <text:p>161530</text:p>
          </table:table-cell>
        </table:table-row>
        <table:table-row table:style-name="ro1">
          <table:table-cell office:value-type="float" office:value="26770" calcext:value-type="float">
            <text:p>26770</text:p>
          </table:table-cell>
          <table:table-cell office:value-type="float" office:value="99772" calcext:value-type="float">
            <text:p>99772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float" office:value="76058" calcext:value-type="float">
            <text:p>76058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50381" calcext:value-type="float">
            <text:p>5038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6474" calcext:value-type="float">
            <text:p>2647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7782" calcext:value-type="float">
            <text:p>1778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2:46:00.675000000</meta:creation-date>
    <dc:date>2020-12-21T12:54:05.710000000</dc:date>
    <meta:editing-duration>PT8M4S</meta:editing-duration>
    <meta:editing-cycles>3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43cm" svg:y="3.955cm" style:legend-expansion="high" chart:style-name="ch2"/>
        <chart:plot-area chart:style-name="ch3" table:cell-range-address="Аркуш1.A1:Аркуш1.B502" chart:data-source-has-labels="row" svg:x="0.319cm" svg:y="0.18cm" svg:width="12.005cm" svg:height="8.646cm">
          <chart:coordinate-region svg:x="1.681cm" svg:y="0.301cm" svg:width="10.643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2" chart:label-cell-address="Аркуш1.A1:Аркуш1.A1" chart:class="chart:line">
            <chart:data-point chart:repeated="501"/>
          </chart:series>
          <chart:series chart:style-name="ch7" chart:values-cell-range-address="Аркуш1.B2:Аркуш1.B502" chart:label-cell-address="Аркуш1.B1:Аркуш1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BAKTERIE</text:p>
                <draw:g>
                  <svg:desc>Аркуш1.A1:Аркуш1.A1</svg:desc>
                </draw:g>
              </table:table-cell>
              <table:table-cell office:value-type="string">
                <text:p>  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2">
                <text:p>502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">
                <text:p>1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">
                <text:p>2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5">
                <text:p>4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6">
                <text:p>5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3">
                <text:p>6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1">
                <text:p>7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4">
                <text:p>82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9">
                <text:p>77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3">
                <text:p>73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">
                <text:p>5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8">
                <text:p>47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1">
                <text:p>38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">
                <text:p>14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">
                <text:p>8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">
                <text:p>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6">
                <text:p>20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77">
                <text:p>49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92">
                <text:p>92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88">
                <text:p>157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31">
                <text:p>254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21">
                <text:p>396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507">
                <text:p>6050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014">
                <text:p>9101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682">
                <text:p>1336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878">
                <text:p>195878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937">
                <text:p>270937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0123">
                <text:p>370123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6607">
                <text:p>456607</text:p>
              </table:table-cell>
              <table:table-cell office:value-type="float" office:value="18482">
                <text:p>184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5731">
                <text:p>545731</text:p>
              </table:table-cell>
              <table:table-cell office:value-type="float" office:value="46816">
                <text:p>468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7244">
                <text:p>397244</text:p>
              </table:table-cell>
              <table:table-cell office:value-type="float" office:value="77145">
                <text:p>77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8282">
                <text:p>398282</text:p>
              </table:table-cell>
              <table:table-cell office:value-type="float" office:value="167911">
                <text:p>167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8911">
                <text:p>318911</text:p>
              </table:table-cell>
              <table:table-cell office:value-type="float" office:value="208569">
                <text:p>2085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003">
                <text:p>149003</text:p>
              </table:table-cell>
              <table:table-cell office:value-type="float" office:value="267965">
                <text:p>267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9747">
                <text:p>129747</text:p>
              </table:table-cell>
              <table:table-cell office:value-type="float" office:value="260209">
                <text:p>2602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822">
                <text:p>76822</text:p>
              </table:table-cell>
              <table:table-cell office:value-type="float" office:value="225471">
                <text:p>225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330">
                <text:p>35330</text:p>
              </table:table-cell>
              <table:table-cell office:value-type="float" office:value="161530">
                <text:p>1615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770">
                <text:p>26770</text:p>
              </table:table-cell>
              <table:table-cell office:value-type="float" office:value="99772">
                <text:p>997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79">
                <text:p>13379</text:p>
              </table:table-cell>
              <table:table-cell office:value-type="float" office:value="76058">
                <text:p>76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09">
                <text:p>3609</text:p>
              </table:table-cell>
              <table:table-cell office:value-type="float" office:value="50381">
                <text:p>50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1">
                <text:p>981</text:p>
              </table:table-cell>
              <table:table-cell office:value-type="float" office:value="26474">
                <text:p>26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8">
                <text:p>438</text:p>
              </table:table-cell>
              <table:table-cell office:value-type="float" office:value="17782">
                <text:p>17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6">
                <text:p>216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">
                <text:p>81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">
                <text:p>5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7">
                <text:p>12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5">
                <text:p>1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">
                <text:p>2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8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1">
                <text:p>2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7">
                <text:p>3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6">
                <text:p>3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8">
                <text:p>33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5">
                <text:p>30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7">
                <text:p>32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4">
                <text:p>32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">
                <text:p>16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8">
                <text:p>16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">
                <text:p>1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">
                <text:p>1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">
                <text:p>1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3">
                <text:p>1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4">
                <text:p>1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6">
                <text:p>2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">
                <text:p>2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1">
                <text:p>3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5">
                <text:p>4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3">
                <text:p>4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0">
                <text:p>4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8">
                <text:p>28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2">
                <text:p>28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7">
                <text:p>28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8">
                <text:p>28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7">
                <text:p>21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">
                <text:p>22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7">
                <text:p>1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9">
                <text:p>18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">
                <text:p>1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">
                <text:p>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">
                <text:p>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">
                <text:p>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">
                <text:p>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">
                <text:p>1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5">
                <text:p>2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8">
                <text:p>2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2">
                <text:p>2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5">
                <text:p>3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">
                <text:p>34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3">
                <text:p>39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9">
                <text:p>44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1">
                <text:p>45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4">
                <text:p>4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6">
                <text:p>43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9">
                <text:p>17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8">
                <text:p>10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">
                <text:p>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">
                <text:p>6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8">
                <text:p>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5">
                <text:p>1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1">
                <text:p>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">
                <text:p>2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4">
                <text:p>2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7">
                <text:p>2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0">
                <text:p>2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0">
                <text:p>2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4">
                <text:p>1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8">
                <text:p>1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8">
                <text:p>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">
                <text:p>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3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6">
                <text:p>2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8">
                <text:p>3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4">
                <text:p>4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6">
                <text:p>5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4">
                <text:p>6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9">
                <text:p>7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34">
                <text:p>7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1">
                <text:p>69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48">
                <text:p>64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0">
                <text:p>66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6">
                <text:p>60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9">
                <text:p>44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1">
                <text:p>30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6">
                <text:p>19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">
                <text:p>5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">
                <text:p>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">
                <text:p>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5">
                <text:p>2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2">
                <text:p>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8">
                <text:p>4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4">
                <text:p>5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3">
                <text:p>5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8">
                <text:p>5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7">
                <text:p>46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1">
                <text:p>44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4">
                <text:p>45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2">
                <text:p>50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0">
                <text:p>5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1">
                <text:p>42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75">
                <text:p>47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6">
                <text:p>50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9">
                <text:p>50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7">
                <text:p>41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4">
                <text:p>21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6">
                <text:p>17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6">
                <text:p>15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6">
                <text:p>15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3">
                <text:p>20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7">
                <text:p>2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2">
                <text:p>2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4">
                <text:p>1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9">
                <text:p>1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6">
                <text:p>19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6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6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0">
                <text:p>2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0">
                <text:p>2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2">
                <text:p>2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8">
                <text:p>17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3">
                <text:p>1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7">
                <text:p>1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4">
                <text:p>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6">
                <text:p>6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">
                <text:p>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2">
                <text:p>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4">
                <text:p>1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4">
                <text:p>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6">
                <text:p>1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">
                <text:p>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5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9">
                <text:p>2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7">
                <text:p>2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7">
                <text:p>3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5">
                <text:p>3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5">
                <text:p>4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8">
                <text:p>3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0">
                <text:p>4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4">
                <text:p>3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6">
                <text:p>35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7">
                <text:p>22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">
                <text:p>5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">
                <text:p>4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">
                <text:p>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8">
                <text:p>1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3">
                <text:p>1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7">
                <text:p>1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6">
                <text:p>2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4">
                <text:p>2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0">
                <text:p>3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6">
                <text:p>4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2">
                <text:p>3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6">
                <text:p>39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2">
                <text:p>33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4">
                <text:p>2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0">
                <text:p>1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">
                <text:p>8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7">
                <text:p>4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">
                <text:p>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0">
                <text:p>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9">
                <text:p>1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1">
                <text:p>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7">
                <text:p>3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2">
                <text:p>3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45">
                <text:p>5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60">
                <text:p>6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12">
                <text:p>7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84">
                <text:p>78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41">
                <text:p>64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36">
                <text:p>53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2">
                <text:p>49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14">
                <text:p>51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1">
                <text:p>39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8">
                <text:p>31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7">
                <text:p>39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4">
                <text:p>10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">
                <text:p>6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">
                <text:p>6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">
                <text:p>8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1">
                <text:p>1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6">
                <text:p>1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3">
                <text:p>2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5">
                <text:p>2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3">
                <text:p>3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9">
                <text:p>3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3">
                <text:p>4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9">
                <text:p>5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8">
                <text:p>5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0">
                <text:p>3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6">
                <text:p>22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4">
                <text:p>10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">
                <text:p>8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1">
                <text:p>11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2">
                <text:p>1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8">
                <text:p>1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5">
                <text:p>1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2">
                <text:p>1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9">
                <text:p>1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2">
                <text:p>2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5">
                <text:p>1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5">
                <text:p>15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0">
                <text:p>1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4">
                <text:p>1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1">
                <text:p>1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7">
                <text:p>2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4">
                <text:p>1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7">
                <text:p>1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8">
                <text:p>2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8">
                <text:p>2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3">
                <text:p>14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">
                <text:p>1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0">
                <text:p>2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2">
                <text:p>2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7">
                <text:p>2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7">
                <text:p>3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7">
                <text:p>34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3">
                <text:p>34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7">
                <text:p>2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2">
                <text:p>3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2">
                <text:p>21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4">
                <text:p>18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6">
                <text:p>1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">
                <text:p>1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1">
                <text:p>15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2">
                <text:p>1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6">
                <text:p>17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8">
                <text:p>1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7">
                <text:p>14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2">
                <text:p>9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0">
                <text:p>1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8">
                <text:p>9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8">
                <text:p>1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">
                <text:p>1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8">
                <text:p>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4">
                <text:p>1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1">
                <text:p>1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4">
                <text:p>1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2">
                <text:p>2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0">
                <text:p>2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8">
                <text:p>2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1">
                <text:p>3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8">
                <text:p>3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0">
                <text:p>2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6">
                <text:p>2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8">
                <text:p>21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1">
                <text:p>21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1">
                <text:p>12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1">
                <text:p>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5">
                <text:p>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3">
                <text:p>1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5">
                <text:p>1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7">
                <text:p>2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1">
                <text:p>2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4">
                <text:p>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5">
                <text:p>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2">
                <text:p>5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0">
                <text:p>5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31">
                <text:p>63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0">
                <text:p>5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67">
                <text:p>46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4">
                <text:p>36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1">
                <text:p>14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">
                <text:p>9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5">
                <text:p>5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">
                <text:p>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7">
                <text:p>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">
                <text:p>1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8">
                <text:p>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">
                <text:p>1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3">
                <text:p>1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9">
                <text:p>2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7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4">
                <text:p>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44">
                <text:p>3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5">
                <text:p>3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2">
                <text:p>4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7">
                <text:p>45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9">
                <text:p>44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2">
                <text:p>33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6">
                <text:p>35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4">
                <text:p>3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2">
                <text:p>34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24">
                <text:p>3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3">
                <text:p>3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3">
                <text:p>35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4">
                <text:p>3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4">
                <text:p>31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">
                <text:p>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2">
                <text:p>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5">
                <text:p>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1">
                <text:p>1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7">
                <text:p>1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7">
                <text:p>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1">
                <text:p>2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7">
                <text:p>3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8">
                <text:p>3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2">
                <text:p>4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6">
                <text:p>5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7">
                <text:p>7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75">
                <text:p>87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31">
                <text:p>10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03">
                <text:p>120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88">
                <text:p>1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06">
                <text:p>160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76">
                <text:p>137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51">
                <text:p>175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94">
                <text:p>119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0">
                <text:p>15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">
                <text:p>97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7">
                <text:p>6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">
                <text:p>6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5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9">
                <text:p>1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4">
                <text:p>1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1">
                <text:p>1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9">
                <text:p>2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8">
                <text:p>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1">
                <text:p>2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4">
                <text:p>2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4">
                <text:p>2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8">
                <text:p>22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3">
                <text:p>2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3">
                <text:p>21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8">
                <text:p>1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8">
                <text:p>11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8">
                <text:p>8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9">
                <text:p>5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7">
                <text:p>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">
                <text:p>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">
                <text:p>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8">
                <text:p>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1">
                <text:p>1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5">
                <text:p>1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9">
                <text:p>1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">
                <text:p>1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0">
                <text:p>1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0">
                <text:p>1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3">
                <text:p>1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">
                <text:p>90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1cm" svg:height="8.342cm" xlink:href=".." xlink:type="simple" chart:class="chart:scatter" chart:style-name="ch1">
        <chart:legend chart:legend-position="end" svg:x="10.055cm" svg:y="3.872cm" style:legend-expansion="high" chart:style-name="ch2"/>
        <chart:plot-area chart:style-name="ch3" table:cell-range-address="Аркуш1.A1:Аркуш1.B502" chart:data-source-has-labels="row" svg:x="1.279cm" svg:y="0.166cm" svg:width="8.507cm" svg:height="5.724cm">
          <chart:coordinate-region svg:x="2.641cm" svg:y="0.365cm" svg:width="6.588cm" svg:height="4.878cm"/>
          <chart:axis chart:dimension="x" chart:name="primary-x" chart:style-name="ch4">
            <chart:title svg:x="5.321cm" svg:y="6.189cm" chart:style-name="ch5">
              <text:p>Bakterie</text:p>
            </chart:title>
          </chart:axis>
          <chart:axis chart:dimension="y" chart:name="primary-y" chart:style-name="ch6">
            <chart:title svg:x="0.451cm" svg:y="3.747cm" chart:style-name="ch7">
              <text:p>Pełzacze</text:p>
            </chart:title>
            <chart:grid chart:style-name="ch8" chart:class="major"/>
          </chart:axis>
          <chart:series chart:style-name="ch9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  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2">
                <text:p>502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">
                <text:p>1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">
                <text:p>2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5">
                <text:p>4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6">
                <text:p>5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3">
                <text:p>6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1">
                <text:p>7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4">
                <text:p>82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9">
                <text:p>77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3">
                <text:p>73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">
                <text:p>5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8">
                <text:p>47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1">
                <text:p>38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">
                <text:p>14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">
                <text:p>8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">
                <text:p>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6">
                <text:p>20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77">
                <text:p>49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92">
                <text:p>92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88">
                <text:p>157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31">
                <text:p>254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21">
                <text:p>396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507">
                <text:p>6050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014">
                <text:p>9101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682">
                <text:p>1336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878">
                <text:p>195878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937">
                <text:p>270937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0123">
                <text:p>370123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6607">
                <text:p>456607</text:p>
              </table:table-cell>
              <table:table-cell office:value-type="float" office:value="18482">
                <text:p>184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5731">
                <text:p>545731</text:p>
              </table:table-cell>
              <table:table-cell office:value-type="float" office:value="46816">
                <text:p>468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7244">
                <text:p>397244</text:p>
              </table:table-cell>
              <table:table-cell office:value-type="float" office:value="77145">
                <text:p>77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8282">
                <text:p>398282</text:p>
              </table:table-cell>
              <table:table-cell office:value-type="float" office:value="167911">
                <text:p>167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8911">
                <text:p>318911</text:p>
              </table:table-cell>
              <table:table-cell office:value-type="float" office:value="208569">
                <text:p>2085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003">
                <text:p>149003</text:p>
              </table:table-cell>
              <table:table-cell office:value-type="float" office:value="267965">
                <text:p>267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9747">
                <text:p>129747</text:p>
              </table:table-cell>
              <table:table-cell office:value-type="float" office:value="260209">
                <text:p>2602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822">
                <text:p>76822</text:p>
              </table:table-cell>
              <table:table-cell office:value-type="float" office:value="225471">
                <text:p>225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330">
                <text:p>35330</text:p>
              </table:table-cell>
              <table:table-cell office:value-type="float" office:value="161530">
                <text:p>1615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770">
                <text:p>26770</text:p>
              </table:table-cell>
              <table:table-cell office:value-type="float" office:value="99772">
                <text:p>997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79">
                <text:p>13379</text:p>
              </table:table-cell>
              <table:table-cell office:value-type="float" office:value="76058">
                <text:p>76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09">
                <text:p>3609</text:p>
              </table:table-cell>
              <table:table-cell office:value-type="float" office:value="50381">
                <text:p>50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1">
                <text:p>981</text:p>
              </table:table-cell>
              <table:table-cell office:value-type="float" office:value="26474">
                <text:p>26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8">
                <text:p>438</text:p>
              </table:table-cell>
              <table:table-cell office:value-type="float" office:value="17782">
                <text:p>17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6">
                <text:p>216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">
                <text:p>81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">
                <text:p>5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7">
                <text:p>12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5">
                <text:p>1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">
                <text:p>2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8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1">
                <text:p>2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7">
                <text:p>3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6">
                <text:p>3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8">
                <text:p>33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5">
                <text:p>30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7">
                <text:p>32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4">
                <text:p>32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">
                <text:p>16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8">
                <text:p>16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">
                <text:p>1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">
                <text:p>1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">
                <text:p>1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3">
                <text:p>1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4">
                <text:p>1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6">
                <text:p>2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">
                <text:p>2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1">
                <text:p>3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5">
                <text:p>4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3">
                <text:p>4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0">
                <text:p>4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8">
                <text:p>28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2">
                <text:p>28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7">
                <text:p>28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8">
                <text:p>28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7">
                <text:p>21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">
                <text:p>22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7">
                <text:p>1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9">
                <text:p>18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">
                <text:p>1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">
                <text:p>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">
                <text:p>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">
                <text:p>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">
                <text:p>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">
                <text:p>1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5">
                <text:p>2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8">
                <text:p>2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2">
                <text:p>2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5">
                <text:p>3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">
                <text:p>34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3">
                <text:p>39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9">
                <text:p>44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1">
                <text:p>45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4">
                <text:p>4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6">
                <text:p>43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9">
                <text:p>17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8">
                <text:p>10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">
                <text:p>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">
                <text:p>6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8">
                <text:p>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5">
                <text:p>1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1">
                <text:p>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">
                <text:p>2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4">
                <text:p>2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7">
                <text:p>2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0">
                <text:p>2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0">
                <text:p>2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0">
                <text:p>2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4">
                <text:p>1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8">
                <text:p>1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8">
                <text:p>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">
                <text:p>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3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6">
                <text:p>2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8">
                <text:p>3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4">
                <text:p>4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6">
                <text:p>5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4">
                <text:p>6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9">
                <text:p>7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34">
                <text:p>7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1">
                <text:p>69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48">
                <text:p>64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0">
                <text:p>66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6">
                <text:p>60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9">
                <text:p>44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1">
                <text:p>30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6">
                <text:p>19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">
                <text:p>5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">
                <text:p>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">
                <text:p>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5">
                <text:p>2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2">
                <text:p>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8">
                <text:p>4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4">
                <text:p>5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3">
                <text:p>5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8">
                <text:p>5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7">
                <text:p>46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1">
                <text:p>44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4">
                <text:p>45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2">
                <text:p>50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0">
                <text:p>5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1">
                <text:p>42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75">
                <text:p>47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6">
                <text:p>50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9">
                <text:p>50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7">
                <text:p>41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4">
                <text:p>21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6">
                <text:p>17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6">
                <text:p>15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6">
                <text:p>15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3">
                <text:p>20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7">
                <text:p>2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2">
                <text:p>2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4">
                <text:p>1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9">
                <text:p>1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6">
                <text:p>19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6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6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0">
                <text:p>2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0">
                <text:p>2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2">
                <text:p>2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8">
                <text:p>17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3">
                <text:p>1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7">
                <text:p>1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4">
                <text:p>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6">
                <text:p>6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">
                <text:p>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2">
                <text:p>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4">
                <text:p>1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4">
                <text:p>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6">
                <text:p>1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">
                <text:p>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5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9">
                <text:p>2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7">
                <text:p>2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7">
                <text:p>3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5">
                <text:p>3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5">
                <text:p>4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8">
                <text:p>3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0">
                <text:p>4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4">
                <text:p>3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6">
                <text:p>35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7">
                <text:p>22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">
                <text:p>5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">
                <text:p>4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">
                <text:p>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8">
                <text:p>1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3">
                <text:p>1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7">
                <text:p>1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6">
                <text:p>2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4">
                <text:p>2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0">
                <text:p>3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6">
                <text:p>4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2">
                <text:p>3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6">
                <text:p>39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2">
                <text:p>33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4">
                <text:p>2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0">
                <text:p>1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">
                <text:p>8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7">
                <text:p>4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">
                <text:p>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0">
                <text:p>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9">
                <text:p>1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1">
                <text:p>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7">
                <text:p>3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2">
                <text:p>3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45">
                <text:p>5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60">
                <text:p>6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12">
                <text:p>7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84">
                <text:p>78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41">
                <text:p>64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36">
                <text:p>53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2">
                <text:p>49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14">
                <text:p>51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1">
                <text:p>39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8">
                <text:p>31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7">
                <text:p>39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4">
                <text:p>10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">
                <text:p>6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">
                <text:p>6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">
                <text:p>8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1">
                <text:p>1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6">
                <text:p>1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3">
                <text:p>2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5">
                <text:p>2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3">
                <text:p>3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9">
                <text:p>3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3">
                <text:p>4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9">
                <text:p>5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8">
                <text:p>5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0">
                <text:p>3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6">
                <text:p>22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4">
                <text:p>10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">
                <text:p>8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1">
                <text:p>11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2">
                <text:p>1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8">
                <text:p>1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5">
                <text:p>1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2">
                <text:p>1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9">
                <text:p>1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2">
                <text:p>2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5">
                <text:p>1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5">
                <text:p>15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0">
                <text:p>1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4">
                <text:p>1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1">
                <text:p>1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7">
                <text:p>2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4">
                <text:p>1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7">
                <text:p>1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8">
                <text:p>2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8">
                <text:p>2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3">
                <text:p>14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">
                <text:p>1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0">
                <text:p>2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2">
                <text:p>2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7">
                <text:p>2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7">
                <text:p>3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7">
                <text:p>34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3">
                <text:p>34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7">
                <text:p>2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2">
                <text:p>3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2">
                <text:p>21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4">
                <text:p>18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6">
                <text:p>1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">
                <text:p>1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1">
                <text:p>15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2">
                <text:p>1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6">
                <text:p>17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8">
                <text:p>1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7">
                <text:p>14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2">
                <text:p>9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0">
                <text:p>1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8">
                <text:p>9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8">
                <text:p>1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">
                <text:p>1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8">
                <text:p>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4">
                <text:p>1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1">
                <text:p>1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4">
                <text:p>1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2">
                <text:p>2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0">
                <text:p>2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8">
                <text:p>2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1">
                <text:p>3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8">
                <text:p>3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0">
                <text:p>2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6">
                <text:p>2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8">
                <text:p>21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1">
                <text:p>21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1">
                <text:p>12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1">
                <text:p>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5">
                <text:p>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3">
                <text:p>1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5">
                <text:p>1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7">
                <text:p>2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1">
                <text:p>2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4">
                <text:p>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5">
                <text:p>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2">
                <text:p>5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0">
                <text:p>5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31">
                <text:p>63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0">
                <text:p>5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67">
                <text:p>46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4">
                <text:p>36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1">
                <text:p>14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">
                <text:p>9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5">
                <text:p>5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">
                <text:p>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7">
                <text:p>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">
                <text:p>1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8">
                <text:p>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">
                <text:p>1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3">
                <text:p>1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9">
                <text:p>2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7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4">
                <text:p>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44">
                <text:p>3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5">
                <text:p>3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2">
                <text:p>4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7">
                <text:p>45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9">
                <text:p>44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2">
                <text:p>33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6">
                <text:p>35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4">
                <text:p>3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2">
                <text:p>34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24">
                <text:p>3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3">
                <text:p>3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3">
                <text:p>35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4">
                <text:p>3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4">
                <text:p>31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">
                <text:p>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2">
                <text:p>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5">
                <text:p>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1">
                <text:p>1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7">
                <text:p>1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7">
                <text:p>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1">
                <text:p>2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7">
                <text:p>3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8">
                <text:p>3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2">
                <text:p>4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6">
                <text:p>5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7">
                <text:p>7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75">
                <text:p>87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31">
                <text:p>10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03">
                <text:p>120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88">
                <text:p>1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06">
                <text:p>160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76">
                <text:p>137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51">
                <text:p>175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94">
                <text:p>119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0">
                <text:p>15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">
                <text:p>97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7">
                <text:p>6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">
                <text:p>6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5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9">
                <text:p>1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4">
                <text:p>1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1">
                <text:p>1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9">
                <text:p>2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8">
                <text:p>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1">
                <text:p>2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4">
                <text:p>2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4">
                <text:p>2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8">
                <text:p>22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3">
                <text:p>2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3">
                <text:p>21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8">
                <text:p>1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8">
                <text:p>11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8">
                <text:p>8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9">
                <text:p>5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7">
                <text:p>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">
                <text:p>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">
                <text:p>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8">
                <text:p>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1">
                <text:p>1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5">
                <text:p>1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9">
                <text:p>1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">
                <text:p>1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0">
                <text:p>1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0">
                <text:p>1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3">
                <text:p>1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">
                <text:p>90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